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4b712"/>
    </style:style>
    <style:style style:name="P2" style:family="paragraph" style:parent-style-name="Standard">
      <style:paragraph-properties fo:text-align="center" style:justify-single-word="false"/>
      <style:text-properties officeooo:rsid="0014b712" officeooo:paragraph-rsid="0014b712"/>
    </style:style>
    <style:style style:name="P3" style:family="paragraph" style:parent-style-name="Standard">
      <style:paragraph-properties fo:text-align="start" style:justify-single-word="false"/>
      <style:text-properties fo:font-size="12pt" officeooo:rsid="0014b712" officeooo:paragraph-rsid="0014b712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officeooo:rsid="0014b712" officeooo:paragraph-rsid="0014b712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officeooo:paragraph-rsid="0014b712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officeooo:paragraph-rsid="001d503a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paragraph-rsid="0014b712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fo:font-weight="bold" officeooo:rsid="0014b712" officeooo:paragraph-rsid="0014b712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officeooo:rsid="0015ea47" officeooo:paragraph-rsid="0015ea47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2pt" fo:font-weight="bold" officeooo:paragraph-rsid="0014b712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officeooo:rsid="0014b712" officeooo:paragraph-rsid="0014b712" style:font-size-asian="12pt" style:font-size-complex="12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officeooo:rsid="0014b712" officeooo:paragraph-rsid="001d503a" style:font-size-asian="12pt" style:font-size-complex="12pt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2pt" officeooo:rsid="0014b712" officeooo:paragraph-rsid="001d503a" style:font-size-asian="12pt" style:font-size-complex="12pt"/>
    </style:style>
    <style:style style:name="P14" style:family="paragraph" style:parent-style-name="Standard" style:list-style-name="L2">
      <style:paragraph-properties fo:text-align="center" style:justify-single-word="false"/>
      <style:text-properties fo:font-size="12pt" officeooo:rsid="0014b712" officeooo:paragraph-rsid="0014b712" style:font-size-asian="12pt" style:font-size-complex="12pt"/>
    </style:style>
    <style:style style:name="T1" style:family="text">
      <style:text-properties officeooo:rsid="0014b712"/>
    </style:style>
    <style:style style:name="T2" style:family="text">
      <style:text-properties officeooo:rsid="0015ea47"/>
    </style:style>
    <style:style style:name="T3" style:family="text">
      <style:text-properties officeooo:rsid="0017b10d"/>
    </style:style>
    <style:style style:name="T4" style:family="text">
      <style:text-properties officeooo:rsid="0019a8c5"/>
    </style:style>
    <style:style style:name="T5" style:family="text">
      <style:text-properties officeooo:rsid="001a9067"/>
    </style:style>
    <style:style style:name="T6" style:family="text">
      <style:text-properties officeooo:rsid="0003896d"/>
    </style:style>
    <style:style style:name="T7" style:family="text">
      <style:text-properties officeooo:rsid="001cc1da"/>
    </style:style>
    <style:style style:name="T8" style:family="text">
      <style:text-properties officeooo:rsid="001d503a"/>
    </style:style>
    <style:style style:name="T9" style:family="text">
      <style:text-properties fo:font-size="6pt" fo:font-style="italic" officeooo:rsid="0014b712" style:font-size-asian="6pt" style:font-style-asian="italic" style:font-size-complex="6pt" style:font-style-complex="italic"/>
    </style:style>
    <style:style style:name="T10" style:family="text">
      <style:text-properties officeooo:rsid="001deb5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TTO PRIVATO DI COSTITUZIONE</text:p>
      <text:p text:style-name="P1"><text:span text:style-name="T1">DELL'ASSOCIAZIONE </text:span><text:span text:style-name="T3">CULTURALE </text:span><text:span text:style-name="T1">“VALDOTV”</text:span></text:p>
      <text:p text:style-name="P2"/>
      <text:p text:style-name="P3">L'anno 201<text:span text:style-name="T10">5</text:span> il giorno <text:span text:style-name="T10">15</text:span> del mese di <text:span text:style-name="T10">Gennaio</text:span> in Via <text:span text:style-name="T10">della Parrocchia</text:span> a <text:span text:style-name="T10">Santo Stefano di Valdobbiadene</text:span>, si sono riuniti i Signori:</text:p>
      <text:p text:style-name="P3"/>
      <text:list xml:id="list1469323537" text:style-name="L1">
        <text:list-item>
          <text:p text:style-name="P11">Sergio Capretta nato a Valdobbiadene il 18-09-1975, residente a Valdobbiadene via Roma, 35, CF CPRSRG75P18L565S</text:p>
        </text:list-item>
        <text:list-item>
          <text:p text:style-name="P11">Luigi Mello nato a <text:span text:style-name="T8">Valdobbiadene</text:span> il <text:span text:style-name="T8">14-10-1974</text:span>, residente a Santo Stefano di Valdobbiadene via <text:span text:style-name="T8">Cimitero</text:span>, <text:span text:style-name="T8">4,</text:span> CF<text:span text:style-name="T8"> MLLLGU74R14L565F</text:span></text:p>
        </text:list-item>
        <text:list-item>
          <text:p text:style-name="P12">Fabrizio De Poi nato a <text:span text:style-name="T8">Ramos Mejia (Argentina)</text:span> il <text:span text:style-name="T8">25/06/1963</text:span>, residente a <text:span text:style-name="T8">Pederobba (TV)</text:span> via <text:span text:style-name="T8">Don Domenico Bordignon</text:span>, <text:span text:style-name="T8">23</text:span>, CF <text:span text:style-name="T8">DPE FRZ 63H25 Z600E</text:span></text:p>
        </text:list-item>
      </text:list>
      <text:p text:style-name="P3"/>
      <text:p text:style-name="P3">I medesimi stipulano e convengono quanto segue:</text:p>
      <text:p text:style-name="P3"/>
      <text:p text:style-name="P8">Art. 1</text:p>
      <text:p text:style-name="P4">E' costituita fra di essi l'Associazione Culturale denominata “ValdoTv”</text:p>
      <text:list xml:id="list1158826857" text:style-name="L2">
        <text:list-header>
          <text:p text:style-name="P14"/>
        </text:list-header>
      </text:list>
      <text:p text:style-name="P8">Art. 2</text:p>
      <text:p text:style-name="P5"><text:span text:style-name="T1">L'Associazione è apartitica, ha durata illimitata,</text:span><text:span text:style-name="T2"> ha come principi informatori, </text:span><text:span text:style-name="T5">l'</text:span><text:span text:style-name="T2">assenza di fini di lucro, democraticità della struttura, divieto di svolgere attività diverse da quelle istituzionali a eccezione di quelle economiche marginali.</text:span></text:p>
      <text:p text:style-name="P4"/>
      <text:p text:style-name="P9">Art. 3</text:p>
      <text:p text:style-name="P6"><text:span text:style-name="T2">l'Associazione ha come finalità </text:span><text:span text:style-name="T6">l'informazione </text:span><text:span text:style-name="T8"><text:s/>locale, nazionale ed internazionale</text:span><text:span text:style-name="T6">, la </text:span><text:span text:style-name="T2">promozione </text:span><text:span text:style-name="T8">del territorio e dei suoi prodotti</text:span><text:span text:style-name="T2">, la diffusione </text:span><text:span text:style-name="T8">di notizie e della cultura locale</text:span><text:span text:style-name="T2">,</text:span><text:span text:style-name="T4"> la</text:span><text:span text:style-name="T2"> comunicazione, la formazione, il marketing, il Web, produzioni </text:span><text:span text:style-name="T8">radiofoniche e televisive</text:span><text:span text:style-name="T2">, il design, l’editoria, </text:span><text:span text:style-name="T8">l’organizzazione di </text:span><text:span text:style-name="T2">seminari, </text:span><text:span text:style-name="T8">corsi</text:span><text:span text:style-name="T2"> ed eventi </text:span><text:span text:style-name="T8">sportivi, culturali e artistici</text:span><text:span text:style-name="T2"> collegati </text:span><text:span text:style-name="T7">alla realizzazione di video, reportage, rubriche, interviste e quant'altro riguardi l'utilizzo e la diffusione di sistemi audiovisivi</text:span><text:span text:style-name="T6">. Il perseguimento di tal</text:span><text:span text:style-name="T8">i</text:span><text:span text:style-name="T6"> scop</text:span><text:span text:style-name="T8">i</text:span><text:span text:style-name="T6"> potrà avvenire attraverso attività divulgative, informative, formative, di consulenza e quant’altro dovesse risultare necessario a conseguire lo scopo prefissato</text:span><text:span text:style-name="T5">. </text:span><text:span text:style-name="T8">L'Associazione d</text:span><text:span text:style-name="T5">ovrà tuttavia mantenere sempre la più completa indipendenza nei confronti degli organi di governo, </text:span><text:span text:style-name="T8">organi politici ed amministrativi, e anche nei confronti di</text:span><text:span text:style-name="T5"> aziende pubbliche e private </text:span><text:span text:style-name="T8">e</text:span><text:span text:style-name="T5"> delle organizzazioni sindacali.</text:span></text:p>
      <text:p text:style-name="P4"/>
      <text:p text:style-name="P10"><text:span text:style-name="T1">Art. </text:span><text:span text:style-name="T2">4</text:span></text:p>
      <text:p text:style-name="P4">L'Associazione, regolata dall'art. 36 e seguenti del Codice Civile, è retta dallo statuto che viene allegato al presente atto per formarne parte integrante e sostanziale.</text:p>
      <text:p text:style-name="P4"/>
      <text:p text:style-name="P10"><text:span text:style-name="T1">Art. </text:span><text:span text:style-name="T2">5</text:span></text:p>
      <text:p text:style-name="P4">Il primo Consiglio Direttivo sarà composto dai signori:</text:p>
      <text:p text:style-name="P4"/>
      <text:list xml:id="list808612108" text:style-name="L3">
        <text:list-item>
          <text:p text:style-name="P13">Sergio Capretta nato a Valdobbiadene il 18-09-1975, residente a Valdobbiadene via Roma, 35, CF CPRSRG75P18L565S</text:p>
        </text:list-item>
        <text:list-item>
          <text:p text:style-name="P13">Luigi Mello nato a <text:span text:style-name="T8">Valdobbiadene</text:span> il <text:span text:style-name="T8">14-10-1974</text:span>, residente a Santo Stefano di Valdobbiadene via <text:span text:style-name="T8">Cimitero</text:span>, <text:span text:style-name="T8">4,</text:span> CF<text:span text:style-name="T8"> MLLLGU74R14L565F</text:span></text:p>
        </text:list-item>
        <text:list-item>
          <text:p text:style-name="P13">Fabrizio De Poi nato a <text:span text:style-name="T8">Ramos Mejia (Argentina)</text:span> il <text:span text:style-name="T8">25/06/1963</text:span>, residente a <text:span text:style-name="T8">Pederobba (TV)</text:span> via <text:span text:style-name="T8">Don Domenico Bordignon</text:span>, <text:span text:style-name="T8">23</text:span>, CF <text:span text:style-name="T8">DPE FRZ 63H25 Z600E</text:span></text:p>
        </text:list-item>
      </text:list>
      <text:p text:style-name="P3"/>
      <text:p text:style-name="P10"><text:span text:style-name="T1">Art. </text:span><text:span text:style-name="T2">6</text:span></text:p>
      <text:p text:style-name="P4">In sede di prima nomina, le cariche sociali sono così attribuite:</text:p>
      <text:p text:style-name="P4"/>
      <text:p text:style-name="P4"><text:soft-page-break/>Presidente e Legale Rappresentante: Sergio Capretta</text:p>
      <text:p text:style-name="P4">Vice Presidente: Luigi Mello</text:p>
      <text:p text:style-name="P4">Segretario: Fabrizio De Poi</text:p>
      <text:p text:style-name="P4"/>
      <text:p text:style-name="P10"><text:span text:style-name="T1">Art. </text:span><text:span text:style-name="T2">7</text:span></text:p>
      <text:p text:style-name="P4">I membri del consiglio direttivo, Il Presidente, il Vive Presidente e il Segretario, come sopra nominati, restano in carica ciunque anni e saranno sostituiti o confermati alla scadenza con le procedure elettive stabilite dallo statuto allegato.</text:p>
      <text:p text:style-name="P4"/>
      <text:p text:style-name="P10"><text:span text:style-name="T1">Art. </text:span><text:span text:style-name="T2">8</text:span></text:p>
      <text:p text:style-name="P4">Bollo e tasse di registrazione e ogni altro onere e gravame fiscale connesso al presente atto, sono a carico dell'Associazione.</text:p>
      <text:p text:style-name="P4"/>
      <text:p text:style-name="P4"/>
      <text:p text:style-name="P7"><text:span text:style-name="T1">Letto, confermato e sottoscritto<text:tab/><text:tab/><text:tab/><text:tab/><text:tab/><text:tab/></text:span><text:span text:style-name="T9">(Firme dei sottoscrittori)</text:span></text:p>
      <text:p text:style-name="P3"/>
      <text:p text:style-name="P7"><text:span text:style-name="T1">..................................................</text:span><text:span text:style-name="T9">(luogo e data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0T18:42:05</meta:creation-date>
    <dc:date>2015-01-14T17:21:24</dc:date>
    <meta:editing-duration>PT31M1S</meta:editing-duration>
    <meta:editing-cycles>8</meta:editing-cycles>
    <meta:generator>LibreOffice/3.6$Linux_X86_64 LibreOffice_project/360m1$Build-2</meta:generator>
    <meta:document-statistic meta:table-count="0" meta:image-count="0" meta:object-count="0" meta:page-count="2" meta:paragraph-count="31" meta:word-count="462" meta:character-count="3226" meta:non-whitespace-character-count="2795"/>
  </office:meta>
</office:document-meta>
</file>